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algorithm-visualizer.org/backtracking/hamiltonean-cyc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1:35:57.705439185</meta:creation-date>
    <dc:date>2021-06-28T11:36:30.552255429</dc:date>
    <meta:editing-duration>PT33S</meta:editing-duration>
    <meta:editing-cycles>1</meta:editing-cycles>
    <meta:generator>LibreOffice/7.0.6.2$Linux_X86_64 LibreOffice_project/00$Build-2</meta:generator>
    <meta:document-statistic meta:table-count="0" meta:image-count="0" meta:object-count="0" meta:page-count="1" meta:paragraph-count="1" meta:word-count="1" meta:character-count="64" meta:non-whitespace-character-count="64"/>
  </office:meta>
</office:document-meta>
</file>